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0e0e6" draw:textarea-horizontal-align="justify" draw:textarea-vertical-align="middle" draw:auto-grow-height="false" fo:min-height="25.69cm" fo:min-width="18.77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b0e0e6" draw:textarea-horizontal-align="justify" draw:textarea-vertical-align="middle" draw:auto-grow-height="false" fo:min-height="1.338cm" fo:min-width="13.787cm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fill-color="#b0e0e6" draw:textarea-horizontal-align="justify" draw:textarea-vertical-align="middle" draw:auto-grow-height="false" fo:min-height="9.487cm" fo:min-width="11.248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b0e0e6" draw:textarea-horizontal-align="justify" draw:textarea-vertical-align="middle" draw:auto-grow-height="false" fo:min-height="3.137cm" fo:min-width="11.248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8.639cm" fo:min-width="10.269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.02cm" fo:min-width="1.723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0e0e6" draw:textarea-horizontal-align="justify" draw:textarea-vertical-align="middle" draw:auto-grow-height="false" fo:min-height="2.502cm" fo:min-width="8.708cm" style:writing-mode="lr-tb" loext:decorative="false"/>
      <style:paragraph-properties style:writing-mode="lr-tb"/>
    </style:style>
    <style:style style:name="P1" style:family="paragraph">
      <loext:graphic-properties draw:fill-color="#b0e0e6"/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b0e0e6"/>
      <style:paragraph-properties fo:text-align="start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-color="#b2b2b2"/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273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87cm" svg:height="1.588cm" svg:x="1cm" svg:y="0.999cm">
          <text:p text:style-name="P2"><text:span text:style-name="T1">Fibonacci Challenge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11.748cm" svg:height="9.737cm" svg:x="1cm" svg:y="5.6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1.748cm" svg:height="3.387cm" svg:x="1cm" svg:y="15.393cm">
            <text:p text:style-name="P2"><text:span text:style-name="T2">}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1.748cm" svg:height="3.387cm" svg:x="1cm" svg:y="3.54cm">
            <text:p text:style-name="P2"><text:span text:style-name="T3">FibonacciChallenge(){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0.769cm" svg:height="8.889cm" svg:x="1.489cm" svg:y="6.927cm">
            <text:p text:style-name="P4">Where user puts code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draw:layer="layout" svg:width="2.223cm" svg:height="1.27cm" svg:x="10.524cm" svg:y="19.415cm">
          <text:p text:style-name="P4">Run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11.748cm" svg:height="9.737cm" svg:x="1cm" svg:y="5.6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1.748cm" svg:height="3.387cm" svg:x="1cm" svg:y="15.392cm">
            <text:p text:style-name="P2"><text:span text:style-name="T2">}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1.748cm" svg:height="3.387cm" svg:x="1cm" svg:y="3.539cm">
            <text:p text:style-name="P2"><text:span text:style-name="T3">FibonacciChallenge(){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0.769cm" svg:height="8.889cm" svg:x="1.489cm" svg:y="6.926cm">
            <text:p text:style-name="P4">Where user puts code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1" draw:layer="layout" svg:width="11.748cm" svg:height="9.737cm" svg:x="1cm" svg:y="5.6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1.748cm" svg:height="3.387cm" svg:x="1cm" svg:y="15.391cm">
            <text:p text:style-name="P2"><text:span text:style-name="T2">}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1.748cm" svg:height="3.387cm" svg:x="1cm" svg:y="3.538cm">
            <text:p text:style-name="P2"><text:span text:style-name="T3">FibonacciChallenge(){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0.769cm" svg:height="8.889cm" svg:x="1.489cm" svg:y="6.925cm">
            <text:p text:style-name="P4">Where user puts code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1" draw:layer="layout" svg:width="11.748cm" svg:height="9.737cm" svg:x="1cm" svg:y="5.6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1.748cm" svg:height="3.387cm" svg:x="1cm" svg:y="15.391cm">
            <text:p text:style-name="P2"><text:span text:style-name="T2">}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1.748cm" svg:height="3.387cm" svg:x="1cm" svg:y="3.538cm">
            <text:p text:style-name="P2"><text:span text:style-name="T3">FibonacciChallenge(){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0.769cm" svg:height="8.889cm" svg:x="1.489cm" svg:y="6.925cm">
            <text:p text:style-name="P4">Where user puts code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208cm" svg:height="2.752cm" svg:x="1cm" svg:y="19.52cm">
            <text:p text:style-name="P2"><text:span text:style-name="T2">-Pass or Fail Message Her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4:52:51.640068815</meta:creation-date>
    <meta:generator>LibreOffice/7.6.2.1$MacOSX_AARCH64 LibreOffice_project/56f7684011345957bbf33a7ee678afaf4d2ba333</meta:generator>
    <dc:date>2023-11-04T18:49:17.863767856</dc:date>
    <meta:editing-duration>PT34M40S</meta:editing-duration>
    <meta:editing-cycles>5</meta:editing-cycles>
    <meta:document-statistic meta:object-count="24"/>
  </office:meta>
</office:document-meta>
</file>